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110.37mm"/>
    </style:style>
    <style:style style:name="co3" style:family="table-column">
      <style:table-column-properties fo:break-before="auto" style:column-width="97.84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w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electro-vehicle-wallbox-station/evws1/kicad/evws1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o 23 Feb 2020 16:09:32 C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2-bee76a0~70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Project:knob-battery-holder-vertical-th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Project:c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Project:sma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M285M-2.5</text:p>
          </table:table-cell>
          <table:table-cell office:value-type="string" calcext:value-type="string">
            <text:p>Project:SOIC-8_3.9x4.9mm_Pitch1.27mm_Handsol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Project:sma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5819WS</text:p>
          </table:table-cell>
          <table:table-cell office:value-type="string" calcext:value-type="string">
            <text:p>Project:sod-3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5819WS</text:p>
          </table:table-cell>
          <table:table-cell office:value-type="string" calcext:value-type="string">
            <text:p>Project:sod-3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Project:sma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Project:sma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M712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SMDF050-2</text:p>
          </table:table-cell>
          <table:table-cell office:value-type="string" calcext:value-type="string">
            <text:p>Project:mf-smdf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MF-SMDF050-2</text:p>
          </table:table-cell>
          <table:table-cell office:value-type="string" calcext:value-type="string">
            <text:p>Project:mf-smdf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DIN-Rail-Adapter-DRG02</text:p>
          </table:table-cell>
          <table:table-cell office:value-type="string" calcext:value-type="string">
            <text:p>Project:DIN-RAIL-ADAPTER-DRG-02-ebay-25405532288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DIN-Rail-Adapter-DRG02</text:p>
          </table:table-cell>
          <table:table-cell office:value-type="string" calcext:value-type="string">
            <text:p>Project:DIN-RAIL-ADAPTER-DRG-02-ebay-254055322883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_Holes:MountingHole_2.5mm_Pad_Via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Project:Terminalblock-5mm-3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5mm-2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HB9500-2P</text:p>
          </table:table-cell>
          <table:table-cell office:value-type="string" calcext:value-type="string">
            <text:p>Project:HB9500-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HB9500-3P</text:p>
          </table:table-cell>
          <table:table-cell office:value-type="string" calcext:value-type="string">
            <text:p>Project:HB9500-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Project:Terminalblock-5mm-4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Project:Terminalblock-5mm-3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5mm-2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HB9500-2P</text:p>
          </table:table-cell>
          <table:table-cell office:value-type="string" calcext:value-type="string">
            <text:p>Project:HB9500-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HB9500-3P</text:p>
          </table:table-cell>
          <table:table-cell office:value-type="string" calcext:value-type="string">
            <text:p>Project:HB9500-3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Project:Terminalblock-5mm-4P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USB 2.0 Mini</text:p>
          </table:table-cell>
          <table:table-cell office:value-type="string" calcext:value-type="string">
            <text:p>Project:usb-mini-t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USB 2.0 Mini</text:p>
          </table:table-cell>
          <table:table-cell office:value-type="string" calcext:value-type="string">
            <text:p>Project:usb-mini-t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atmega-isp-6</text:p>
          </table:table-cell>
          <table:table-cell office:value-type="string" calcext:value-type="string">
            <text:p>Project:AVR-ISP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Project:idc-header-1x03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Project:idc-header-1x03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9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3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s_SMD:L_1206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1</text:p>
          </table:table-cell>
          <table:table-cell office:value-type="string" calcext:value-type="string">
            <text:p>lcd-4x20-5v-backlight-4bit</text:p>
          </table:table-cell>
          <table:table-cell office:value-type="string" calcext:value-type="string">
            <text:p>Project:lcd-4x20-5v-backlight-4b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D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4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HLK-PM01</text:p>
          </table:table-cell>
          <table:table-cell office:value-type="string" calcext:value-type="string">
            <text:p>Project:HLK-PM01-5M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dc-dc-buck-converter-5v-to-3.3v-2a</text:p>
          </table:table-cell>
          <table:table-cell office:value-type="string" calcext:value-type="string">
            <text:p>Project:dc-dc-buck-converter-5v-to-3.3v-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dc-dc-converter-5v-to-p12v-m12v</text:p>
          </table:table-cell>
          <table:table-cell office:value-type="string" calcext:value-type="string">
            <text:p>Project:dc-dc-converter-5v-to-p12v-m12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rpi-ev-plc-adapter-v1.0</text:p>
          </table:table-cell>
          <table:table-cell office:value-type="string" calcext:value-type="string">
            <text:p>Project:rpi-ev-plc-adapter-v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TSOT-23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TO_SOT_Packages_SMD:TSOT-23_Hand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Project:sot-23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1</text:p>
          </table:table-cell>
          <table:table-cell office:value-type="string" calcext:value-type="string">
            <text:p>Project:sot-23_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0</text:p>
          </table:table-cell>
          <table:table-cell office:value-type="string" calcext:value-type="string">
            <text:p>Project:sot-23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Project:r-1206-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r-1206-hand-soldering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roject:trimmer-tht-3296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1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R2</text:p>
          </table:table-cell>
          <table:table-cell office:value-type="string" calcext:value-type="string">
            <text:p>G3MB-202P</text:p>
          </table:table-cell>
          <table:table-cell office:value-type="string" calcext:value-type="string">
            <text:p>Project:SSR_Omron_G3MB-202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SS13F06-G5</text:p>
          </table:table-cell>
          <table:table-cell office:value-type="string" calcext:value-type="string">
            <text:p>Project:Switch-3pos-SS13F06-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SS13F06-G5</text:p>
          </table:table-cell>
          <table:table-cell office:value-type="string" calcext:value-type="string">
            <text:p>Project:Switch-3pos-SS13F06-G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roject:push-button-smd-4.5x4.5mm-bl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dip-switch-4x2pos-smd-1.27mm</text:p>
          </table:table-cell>
          <table:table-cell office:value-type="string" calcext:value-type="string">
            <text:p>Project:dip-switch-4x2pos-smd-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S-12D00G3</text:p>
          </table:table-cell>
          <table:table-cell office:value-type="string" calcext:value-type="string">
            <text:p>Project:switch_ss-12d00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SS-12D00G3</text:p>
          </table:table-cell>
          <table:table-cell office:value-type="string" calcext:value-type="string">
            <text:p>Project:switch_ss-12d00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S-12D00G3</text:p>
          </table:table-cell>
          <table:table-cell office:value-type="string" calcext:value-type="string">
            <text:p>Project:switch_ss-12d00g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dip-switch-4x2pos-smd-1.27mm</text:p>
          </table:table-cell>
          <table:table-cell office:value-type="string" calcext:value-type="string">
            <text:p>Project:dip-switch-4x2pos-smd-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7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6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3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4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2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roject:idc-header-1x04-p2.54mm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Measurement_Points:Measurement_Point_Round-TH_Smal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Wire_Pads:SolderWirePad_single_0-8mmDril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Wire_Pads:SolderWirePad_single_0-8mmDril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Wire_Pads:SolderWirePad_single_0-8mmDril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Wire_Pads:SolderWirePad_single_0-8mmDril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ZMPT101B</text:p>
          </table:table-cell>
          <table:table-cell office:value-type="string" calcext:value-type="string">
            <text:p>Project:Transformer-zmpt101b_ebay-12143890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ZMPT101B</text:p>
          </table:table-cell>
          <table:table-cell office:value-type="string" calcext:value-type="string">
            <text:p>Project:Transformer-zmpt101b_ebay-12143890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4p-20au</text:p>
          </table:table-cell>
          <table:table-cell office:value-type="string" calcext:value-type="string">
            <text:p>Project:TQFP-44_10x10mm_Pitch0.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CS712-30</text:p>
          </table:table-cell>
          <table:table-cell office:value-type="string" calcext:value-type="string">
            <text:p>Project:ACS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CS712-30</text:p>
          </table:table-cell>
          <table:table-cell office:value-type="string" calcext:value-type="string">
            <text:p>Project:ACS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F8591</text:p>
          </table:table-cell>
          <table:table-cell office:value-type="string" calcext:value-type="string">
            <text:p>Project:soic-16w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roject:soic-16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Project:soic-16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S1307ZN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24LC512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roject:soic-16w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max485esa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PC817C</text:p>
          </table:table-cell>
          <table:table-cell office:value-type="string" calcext:value-type="string">
            <text:p>Project:sop-4-pc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LM258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LM224</text:p>
          </table:table-cell>
          <table:table-cell office:value-type="string" calcext:value-type="string">
            <text:p>Project:soic-14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LM258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AD633AR</text:p>
          </table:table-cell>
          <table:table-cell office:value-type="string" calcext:value-type="string">
            <text:p>Project:soic-8_hand-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Project:hc49s-smd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Project:Oscillator-SMD-M49S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Project:Oscillator-SMD-M49S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</text:p>
          </table:table-cell>
          <table:table-cell office:value-type="string" calcext:value-type="string">
            <text:p>32768kHz</text:p>
          </table:table-cell>
          <table:table-cell office:value-type="string" calcext:value-type="string">
            <text:p>Project:crystal-32.768khz-2x6mm-tht-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6" meta:object-count="0"/>
    <meta:generator>LibreOffice/6.0.7.3$Linux_X86_64 LibreOffice_project/00m0$Build-3</meta:generator>
  </office:meta>
</office:document-meta>
</file>